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AD97C3BF4AFB002.png" manifest:media-type="image/png"/>
  <manifest:file-entry manifest:full-path="Pictures/100002010000064000000384B48692C2524466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b75bc" style:font-name="Bitstream Vera Sans" fo:font-size="18pt" style:text-underline-style="solid" style:text-underline-width="auto" style:text-underline-color="font-color" officeooo:rsid="001066c9" officeooo:paragraph-rsid="001066c9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LAB CYCLE 1</text:p>
      <text:p text:style-name="Standard"/>
      <text:p text:style-name="Standard"/>
      <text:p text:style-name="Standard"/>
      <text:p text:style-name="Standard"><draw:frame draw:style-name="fr1" draw:name="Image2" text:anchor-type="paragraph" svg:x="-0.975cm" svg:y="0.333cm" svg:width="19.974cm" svg:height="17.291cm" draw:z-index="1"><draw:image xlink:href="Pictures/100002010000064000000384B48692C252446648.png" xlink:type="simple" xlink:show="embed" xlink:actuate="onLoad" loext:mime-type="image/png"/></draw:frame></text:p>
      <text:p text:style-name="Standard"/>
      <text:p text:style-name="Standard"><draw:frame draw:style-name="fr1" draw:name="Image1" text:anchor-type="paragraph" svg:x="-1.58cm" svg:y="2.372cm" svg:width="20.581cm" svg:height="19.325cm" draw:z-index="0"><draw:image xlink:href="Pictures/100002010000064000000384BAD97C3BF4AFB00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30:15.511280121</meta:creation-date>
    <dc:date>2022-03-17T10:37:06.724163271</dc:date>
    <meta:editing-duration>PT6M51S</meta:editing-duration>
    <meta:editing-cycles>1</meta:editing-cycles>
    <meta:document-statistic meta:table-count="0" meta:image-count="2" meta:object-count="0" meta:page-count="2" meta:paragraph-count="1" meta:word-count="3" meta:character-count="11" meta:non-whitespace-character-count="9"/>
    <meta:generator>LibreOffice/6.0.7.3$Linux_X86_64 LibreOffice_project/00m0$Build-3</meta:generator>
  </office:meta>
</office:document-meta>
</file>